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7c84" officeooo:paragraph-rsid="002cb9af"/>
    </style:style>
    <style:style style:name="P2" style:family="paragraph" style:parent-style-name="Standard">
      <style:text-properties officeooo:rsid="002cb9af" officeooo:paragraph-rsid="002eb327"/>
    </style:style>
    <style:style style:name="P3" style:family="paragraph" style:parent-style-name="Standard">
      <style:text-properties officeooo:rsid="002cb9af" officeooo:paragraph-rsid="003105f6"/>
    </style:style>
    <style:style style:name="P4" style:family="paragraph" style:parent-style-name="Standard">
      <style:text-properties officeooo:rsid="00302b21" officeooo:paragraph-rsid="00302b21"/>
    </style:style>
    <style:style style:name="P5" style:family="paragraph" style:parent-style-name="Standard">
      <style:text-properties officeooo:rsid="00302b21" officeooo:paragraph-rsid="00348cd7"/>
    </style:style>
    <style:style style:name="P6" style:family="paragraph" style:parent-style-name="Standard">
      <style:text-properties officeooo:rsid="003105f6" officeooo:paragraph-rsid="003105f6"/>
    </style:style>
    <style:style style:name="P7" style:family="paragraph" style:parent-style-name="Standard">
      <style:text-properties officeooo:rsid="003105f6" officeooo:paragraph-rsid="0037cdc9"/>
    </style:style>
    <style:style style:name="P8" style:family="paragraph" style:parent-style-name="Standard">
      <style:text-properties officeooo:rsid="0037346f" officeooo:paragraph-rsid="0037346f"/>
    </style:style>
    <style:style style:name="P9" style:family="paragraph" style:parent-style-name="Heading_20_2">
      <style:text-properties officeooo:paragraph-rsid="003b1492"/>
    </style:style>
    <style:style style:name="P10" style:family="paragraph" style:parent-style-name="Standard">
      <style:text-properties officeooo:rsid="002b19b0" officeooo:paragraph-rsid="002cb9af"/>
    </style:style>
    <style:style style:name="P11" style:family="paragraph" style:parent-style-name="Standard">
      <style:text-properties fo:font-style="normal" officeooo:rsid="002418da" officeooo:paragraph-rsid="003105f6" style:font-style-asian="normal" style:font-style-complex="normal"/>
    </style:style>
    <style:style style:name="P12" style:family="paragraph" style:parent-style-name="Standard">
      <style:text-properties officeooo:rsid="002cb9af" officeooo:paragraph-rsid="002cb9af"/>
    </style:style>
    <style:style style:name="P13" style:family="paragraph" style:parent-style-name="Standard">
      <style:text-properties officeooo:rsid="00302b21" officeooo:paragraph-rsid="003b1492"/>
    </style:style>
    <style:style style:name="T1" style:family="text">
      <style:text-properties officeooo:rsid="001e6a4d"/>
    </style:style>
    <style:style style:name="T2" style:family="text">
      <style:text-properties fo:font-style="italic" officeooo:rsid="001e6a4d" style:font-style-asian="italic" style:font-style-complex="italic"/>
    </style:style>
    <style:style style:name="T3" style:family="text">
      <style:text-properties fo:font-style="italic" officeooo:rsid="002418da" style:font-style-asian="italic" style:font-style-complex="italic"/>
    </style:style>
    <style:style style:name="T4" style:family="text">
      <style:text-properties officeooo:rsid="002418da"/>
    </style:style>
    <style:style style:name="T5" style:family="text">
      <style:text-properties fo:font-style="normal" style:font-style-asian="normal" style:font-style-complex="normal"/>
    </style:style>
    <style:style style:name="T6" style:family="text">
      <style:text-properties fo:font-style="normal" officeooo:rsid="002418da" style:font-style-asian="normal" style:font-style-complex="normal"/>
    </style:style>
    <style:style style:name="T7" style:family="text">
      <style:text-properties fo:font-style="normal" officeooo:rsid="003105f6" style:font-style-asian="normal" style:font-style-complex="normal"/>
    </style:style>
    <style:style style:name="T8" style:family="text">
      <style:text-properties officeooo:rsid="002b19b0"/>
    </style:style>
    <style:style style:name="T9" style:family="text">
      <style:text-properties officeooo:rsid="0016cf78"/>
    </style:style>
    <style:style style:name="T10" style:family="text">
      <style:text-properties officeooo:rsid="001a5ac2"/>
    </style:style>
    <style:style style:name="T11" style:family="text">
      <style:text-properties officeooo:rsid="0032d4fc"/>
    </style:style>
    <style:style style:name="T12" style:family="text">
      <style:text-properties fo:font-weight="bold" officeooo:rsid="0032d4fc" style:font-weight-asian="bold" style:font-weight-complex="bold"/>
    </style:style>
    <style:style style:name="T13" style:family="text">
      <style:text-properties fo:font-weight="bold" officeooo:rsid="003681c1" style:font-weight-asian="bold" style:font-weight-complex="bold"/>
    </style:style>
    <style:style style:name="T14" style:family="text">
      <style:text-properties officeooo:rsid="003681c1"/>
    </style:style>
    <style:style style:name="T15" style:family="text">
      <style:text-properties officeooo:rsid="0037346f"/>
    </style:style>
    <style:style style:name="T16" style:family="text">
      <style:text-properties officeooo:rsid="0037cdc9"/>
    </style:style>
    <style:style style:name="T17" style:family="text">
      <style:text-properties officeooo:rsid="00385cd9"/>
    </style:style>
    <style:style style:name="T18" style:family="text">
      <style:text-properties officeooo:rsid="003a14a7"/>
    </style:style>
    <style:style style:name="T19" style:family="text">
      <style:text-properties officeooo:rsid="00302b21"/>
    </style:style>
    <style:style style:name="T20" style:family="text">
      <style:text-properties style:text-position="super 58%"/>
    </style:style>
    <style:style style:name="T21" style:family="text">
      <style:text-properties fo:font-variant="normal" fo:text-transform="none" style:text-position="super 58%"/>
    </style:style>
    <style:style style:name="T22" style:family="text">
      <style:text-properties fo:font-variant="normal" fo:text-transform="none" style:text-position="super 58%" fo:font-style="normal"/>
    </style:style>
    <style:style style:name="T23" style:family="text">
      <style:text-properties fo:font-variant="normal" fo:text-transform="none" style:text-position="super 58%" fo:font-style="normal" style:text-underline-style="none"/>
    </style:style>
    <style:style style:name="T24" style:family="text">
      <style:text-properties fo:font-variant="normal" fo:text-transform="none" style:text-position="super 58%" fo:font-style="normal" style:text-underline-style="none"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4">Applicant: </text:span>Dan Thomas</text:p>
      <text:h text:style-name="Heading_20_2" text:outline-level="2">Intro:</text:h>
      <text:p text:style-name="P1">The intensity and types of environmental challenges <text:span text:style-name="T17">facing</text:span> plant<text:span text:style-name="T17">s</text:span> var<text:span text:style-name="T17">y </text:span>at all spatial scales, <text:span text:style-name="T8">from landscape-level scales down to variability among different regions of individual plant bodies. Temporal changes in environmental challenges to plants also range from hourly, to seasonal or even decadal fluctuations in climate, pathogen loads, nutrient availability, and exposure. <text:s/>Plant genomes contain many solutions to these challenges, especially to environmental challenges which have acted as long-term selective pressures on plants. In these times of rapid change, however, the abundance and rythmn of all types of plant stressors has increased, and plant genomes alone may not evolve quickly enough to ensure the success of ecologically or socially important plants in the face of increased pathogen loads, decreased climatic stability, and decreased habitat availability. </text:span></text:p>
      <text:p text:style-name="P1"/>
      <text:p text:style-name="P10">Some have proposed that the plant microbiome, with its collective abundance of microbial genetic resources, may represent an important and adaptive addition to the host plant genome. Together, it is proposed, the microbiome and the plant sum to make up the plant “hologenome”, which is more extensive and more dynamic than the plant genome alone. It remains a mystery how historically important hologenomes were in shaping plant populations, even prior to the current era of rapid anthropogenic change. <text:s/>However, evidence has mounted rapidly that microbiomes are important determinants in plant distributions and ecosystem health. <text:s/>If microbiomes are to harnessed in any way to help plant health in times of rapid change, their spatial and temporal patterns must be better understood.</text:p>
      <text:p text:style-name="P12"/>
      <text:h text:style-name="P9" text:outline-level="2">Pertinence to research on-going at Smithsonian Institute (SI) and Smithsonian Tropical Research Institute (STRI):</text:h>
      <text:p text:style-name="P13"/>
      <text:p text:style-name="Standard"><text:span text:style-name="T19">One of the greatest contributions to tropical </text:span><text:span text:style-name="T18">ecology </text:span><text:span text:style-name="T19">in recent memory by SI and STRI is </text:span><text:span text:style-name="T18">the</text:span><text:span text:style-name="T19"> empirical testing of the Janzen-Connell hypothesis (JCH), and exploration of the mechanisms behind the negative density dependence of seedling success as predicted by the JCH. This work will add to this ongoing effort to exploring this natural pattern in tropical forests. Mangan et al.</text:span><text:reference-mark-start text:name="ZOTERO_ITEM CSL_CITATION {&quot;citationID&quot;:&quot;AwzOquVv&quot;,&quot;properties&quot;:{&quot;formattedCitation&quot;:&quot;\\super 1\\nosupersub{}&quot;,&quot;plainCitation&quot;:&quot;1&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schema&quot;:&quot;https://github.com/citation-style-language/schema/raw/master/csl-citation.json&quot;} RNDjQxkoZzhX8"/><text:span text:style-name="T24">1</text:span><text:reference-mark-end text:name="ZOTERO_ITEM CSL_CITATION {&quot;citationID&quot;:&quot;AwzOquVv&quot;,&quot;properties&quot;:{&quot;formattedCitation&quot;:&quot;\\super 1\\nosupersub{}&quot;,&quot;plainCitation&quot;:&quot;1&quot;,&quot;noteIndex&quot;:0},&quot;citationItems&quot;:[{&quot;id&quot;:2029,&quot;uris&quot;:[&quot;http://zotero.org/users/1142741/items/C3A9763Z&quot;],&quot;uri&quot;:[&quot;http://zotero.org/users/1142741/items/C3A9763Z&quot;],&quot;itemData&quot;:{&quot;id&quot;:2029,&quot;type&quot;:&quot;article-journal&quot;,&quot;abstract&quot;:&quot;One potential mechanism for maintaining biodiversity is negative feedback between a species and its specific enemies, allowing rival species to thrive in the vicinity in preference to individuals of the species in question. The effect of soil biota has often been overlooked in the past, with more attention being paid to factors such as above-ground herbivory and resource partitioning. But a series of shade-house and field experiments now shows that in a tropical forest, it is the soil biota that is the main cause of this feedback, and that this effect is sufficient to explain the diversity.&quot;,&quot;container-title&quot;:&quot;Nature&quot;,&quot;DOI&quot;:&quot;10.1038/nature09273&quot;,&quot;ISSN&quot;:&quot;1476-4687&quot;,&quot;issue&quot;:&quot;7307&quot;,&quot;language&quot;:&quot;en&quot;,&quot;note&quot;:&quot;number: 7307\npublisher: Nature Publishing Group&quot;,&quot;page&quot;:&quot;752-755&quot;,&quot;source&quot;:&quot;www.nature.com&quot;,&quot;title&quot;:&quot;Negative plant–soil feedback predicts tree-species relative abundance in a tropical forest&quot;,&quot;volume&quot;:&quot;466&quot;,&quot;author&quot;:[{&quot;family&quot;:&quot;Mangan&quot;,&quot;given&quot;:&quot;Scott A.&quot;},{&quot;family&quot;:&quot;Schnitzer&quot;,&quot;given&quot;:&quot;Stefan A.&quot;},{&quot;family&quot;:&quot;Herre&quot;,&quot;given&quot;:&quot;Edward A.&quot;},{&quot;family&quot;:&quot;Mack&quot;,&quot;given&quot;:&quot;Keenan M. L.&quot;},{&quot;family&quot;:&quot;Valencia&quot;,&quot;given&quot;:&quot;Mariana C.&quot;},{&quot;family&quot;:&quot;Sanchez&quot;,&quot;given&quot;:&quot;Evelyn I.&quot;},{&quot;family&quot;:&quot;Bever&quot;,&quot;given&quot;:&quot;James D.&quot;}],&quot;issued&quot;:{&quot;date-parts&quot;:[[&quot;2010&quot;,8]]}}}],&quot;schema&quot;:&quot;https://github.com/citation-style-language/schema/raw/master/csl-citation.json&quot;} RNDjQxkoZzhX8"/><text:span text:style-name="T19"> <text:s/>found that soil-born enemies may be main culprits in the negative density dependence patterns of rare trees in the tropics, but noted that highly abundant trees do not seem to display the same vulnerabilities to pathogens from congenerics that rare tree do. The mechanisms at work in abundant tree species in overcoming the limiting of the JCH are still </text:span><text:span text:style-name="T11">largely </text:span><text:span text:style-name="T19">unexplained, </text:span><text:span text:style-name="T11">though one group has found that small population sizes of rare trees may be subject to inadequate R gene diversity and gene flow</text:span><text:reference-mark-start text:name="ZOTERO_ITEM CSL_CITATION {&quot;citationID&quot;:&quot;L5JXrnWb&quot;,&quot;properties&quot;:{&quot;formattedCitation&quot;:&quot;\\super 2\\nosupersub{}&quot;,&quot;plainCitation&quot;:&quot;2&quot;,&quot;noteIndex&quot;:0},&quot;citationItems&quot;:[{&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EPUOvm7Nig"/><text:span text:style-name="T24">2</text:span><text:reference-mark-end text:name="ZOTERO_ITEM CSL_CITATION {&quot;citationID&quot;:&quot;L5JXrnWb&quot;,&quot;properties&quot;:{&quot;formattedCitation&quot;:&quot;\\super 2\\nosupersub{}&quot;,&quot;plainCitation&quot;:&quot;2&quot;,&quot;noteIndex&quot;:0},&quot;citationItems&quot;:[{&quot;id&quot;:2026,&quot;uris&quot;:[&quot;http://zotero.org/users/1142741/items/R9HB4JNG&quot;],&quot;uri&quot;:[&quot;http://zotero.org/users/1142741/items/R9HB4JNG&quot;],&quot;itemData&quot;:{&quot;id&quot;:2026,&quot;type&quot;:&quot;article-journal&quot;,&quot;abstract&quot;:&quot;In tropical forests, rarer species show increased sensitivity to species-specific soil pathogens and more negative effects of conspecific density on seedling survival (NDD). These patterns suggest a connection between ecology and immunity, perhaps because small population size disproportionately reduces genetic diversity of hyperdiverse loci such as immunity genes. In an experiment examining seedling roots from six species in one tropical tree community, we found that smaller populations have reduced amino acid diversity in pathogen resistance (R) genes but not the transcriptome in general. Normalized R gene amino acid diversity varied with local abundance and prior measures of differences in sensitivity to conspecific soil and NDD. After exposure to live soil, species with lower R gene diversity had reduced defence gene induction, more cosusceptibility of maternal cohorts to colonization by potentially pathogenic fungi, reduced root growth arrest (an R gene-mediated response) and their root-associated fungi showed lower induction of self-defence (antioxidants). Local abundance was not related to the ability to induce immune responses when pathogen recognition was bypassed by application of salicylic acid, a phytohormone that activates defence responses downstream of R gene signalling. These initial results support the hypothesis that smaller local tree populations have reduced R gene diversity and recognition-dependent immune responses, along with greater cosusceptibility to species-specific pathogens that may facilitate disease transmission and NDD. Locally rare species may be less able to increase their equilibrium abundance without genetic boosts to defence via immigration of novel R gene alleles from a larger and more diverse regional population.&quot;,&quot;container-title&quot;:&quot;Molecular Ecology&quot;,&quot;DOI&quot;:&quot;10.1111/mec.13999&quot;,&quot;ISSN&quot;:&quot;1365-294X&quot;,&quot;issue&quot;:&quot;9&quot;,&quot;language&quot;:&quot;en&quot;,&quot;note&quot;:&quot;_eprint: https://onlinelibrary.wiley.com/doi/pdf/10.1111/mec.13999&quot;,&quot;page&quot;:&quot;2498-2513&quot;,&quot;source&quot;:&quot;Wiley Online Library&quot;,&quot;title&quot;:&quot;Ecological genomics of tropical trees: how local population size and allelic diversity of resistance genes relate to immune responses, cosusceptibility to pathogens, and negative density dependence&quot;,&quot;title-short&quot;:&quot;Ecological genomics of tropical trees&quot;,&quot;volume&quot;:&quot;26&quot;,&quot;author&quot;:[{&quot;family&quot;:&quot;Marden&quot;,&quot;given&quot;:&quot;J. H.&quot;},{&quot;family&quot;:&quot;Mangan&quot;,&quot;given&quot;:&quot;S. A.&quot;},{&quot;family&quot;:&quot;Peterson&quot;,&quot;given&quot;:&quot;M. P.&quot;},{&quot;family&quot;:&quot;Wafula&quot;,&quot;given&quot;:&quot;E.&quot;},{&quot;family&quot;:&quot;Fescemyer&quot;,&quot;given&quot;:&quot;H. W.&quot;},{&quot;family&quot;:&quot;Der&quot;,&quot;given&quot;:&quot;J. P.&quot;},{&quot;family&quot;:&quot;dePamphilis&quot;,&quot;given&quot;:&quot;C. W.&quot;},{&quot;family&quot;:&quot;Comita&quot;,&quot;given&quot;:&quot;L. S.&quot;}],&quot;issued&quot;:{&quot;date-parts&quot;:[[&quot;2017&quot;]]}}}],&quot;schema&quot;:&quot;https://github.com/citation-style-language/schema/raw/master/csl-citation.json&quot;} RNDEPUOvm7Nig"/><text:span text:style-name="T11"> to keep up in the pathogen arms race. Here we suggest another, complementary mechanism - if functional microbiomes are key to pathogen resistence (as suggested here by us and elsewhere by numerous others),</text:span><text:span text:style-name="T12"> then recruitment of </text:span><text:span text:style-name="T13">beneficial</text:span><text:span text:style-name="T12"> microorganisms into the micrbiome may represent a positive-density-dependent feedback.</text:span><text:span text:style-name="T11"> Abundant organisms may be able to transmit their microbiomes to seedlings more successfully</text:span><text:reference-mark-start text:name="ZOTERO_ITEM CSL_CITATION {&quot;citationID&quot;:&quot;pM0b7UZO&quot;,&quot;properties&quot;:{&quot;formattedCitation&quot;:&quot;\\super 3\\nosupersub{}&quot;,&quot;plainCitation&quot;:&quot;3&quot;,&quot;noteIndex&quot;:0},&quot;citationItems&quot;:[{&quot;id&quot;:1331,&quot;uris&quot;:[&quot;http://zotero.org/users/1142741/items/6PMSQFHD&quot;],&quot;uri&quot;:[&quot;http://zotero.org/users/1142741/items/6PMSQFHD&quot;],&quot;itemData&quot;:{&quot;id&quot;:1331,&quot;type&quot;:&quot;article-journal&quot;,&quot;abstract&quot;:&quot;It is increasingly recognized that microbiota affect host health and physiology. However, it is unclear what factors shape microbiome community assembly in nature, and how microbiome assembly can be manipulated to improve host health. All plant leaves host foliar endophytic fungi, which make up a diverse, environmentally acquired fungal microbiota. Here, we experimentally manipulated assembly of the cacao tree (Theobroma cacao) fungal microbiome in nature and tested the effect of assembly outcome on host health. Using next-generation sequencing, as well as culture-based methods coupled with Sanger sequencing, we found that manipulating leaf litter exposure and location within the forest canopy significantly altered microbiome composition in cacao. Exposing cacao seedlings to leaf litter from healthy conspecific adults enriched the seedling microbiome with Colletotrichum tropicale, a fungal endophyte known to enhance pathogen resistance of cacao seedlings by upregulating host defensive pathways. As a result, seedlings exposed to healthy conspecific litter experienced reduced pathogen damage. Our results link processes that affect the assembly and composition of microbiome communities to their functional consequences for host success, and have broad implications for understanding plant–microbe interactions. Deliberate manipulation of the plant–fungal microbiome also has potentially important applications for cacao production and other agricultural systems in general.&quot;,&quot;container-title&quot;:&quot;Proceedings of the Royal Society B: Biological Sciences&quot;,&quot;DOI&quot;:&quot;10.1098/rspb.2017.0641&quot;,&quot;issue&quot;:&quot;1858&quot;,&quot;journalAbbreviation&quot;:&quot;Proceedings of the Royal Society B: Biological Sciences&quot;,&quot;page&quot;:&quot;20170641&quot;,&quot;source&quot;:&quot;royalsocietypublishing.org (Atypon)&quot;,&quot;title&quot;:&quot;Exposure to the leaf litter microbiome of healthy adults protects seedlings from pathogen damage&quot;,&quot;volume&quot;:&quot;284&quot;,&quot;author&quot;:[{&quot;family&quot;:&quot;Christian&quot;,&quot;given&quot;:&quot;Natalie&quot;},{&quot;family&quot;:&quot;Herre&quot;,&quot;given&quot;:&quot;Edward Allen&quot;},{&quot;family&quot;:&quot;Mejia&quot;,&quot;given&quot;:&quot;Luis C.&quot;},{&quot;family&quot;:&quot;Clay&quot;,&quot;given&quot;:&quot;Keith&quot;}],&quot;issued&quot;:{&quot;date-parts&quot;:[[&quot;2017&quot;,7,12]]}}}],&quot;schema&quot;:&quot;https://github.com/citation-style-language/schema/raw/master/csl-citation.json&quot;} RNDB6FVNJZt4T"/><text:span text:style-name="T24">3</text:span><text:reference-mark-end text:name="ZOTERO_ITEM CSL_CITATION {&quot;citationID&quot;:&quot;pM0b7UZO&quot;,&quot;properties&quot;:{&quot;formattedCitation&quot;:&quot;\\super 3\\nosupersub{}&quot;,&quot;plainCitation&quot;:&quot;3&quot;,&quot;noteIndex&quot;:0},&quot;citationItems&quot;:[{&quot;id&quot;:1331,&quot;uris&quot;:[&quot;http://zotero.org/users/1142741/items/6PMSQFHD&quot;],&quot;uri&quot;:[&quot;http://zotero.org/users/1142741/items/6PMSQFHD&quot;],&quot;itemData&quot;:{&quot;id&quot;:1331,&quot;type&quot;:&quot;article-journal&quot;,&quot;abstract&quot;:&quot;It is increasingly recognized that microbiota affect host health and physiology. However, it is unclear what factors shape microbiome community assembly in nature, and how microbiome assembly can be manipulated to improve host health. All plant leaves host foliar endophytic fungi, which make up a diverse, environmentally acquired fungal microbiota. Here, we experimentally manipulated assembly of the cacao tree (Theobroma cacao) fungal microbiome in nature and tested the effect of assembly outcome on host health. Using next-generation sequencing, as well as culture-based methods coupled with Sanger sequencing, we found that manipulating leaf litter exposure and location within the forest canopy significantly altered microbiome composition in cacao. Exposing cacao seedlings to leaf litter from healthy conspecific adults enriched the seedling microbiome with Colletotrichum tropicale, a fungal endophyte known to enhance pathogen resistance of cacao seedlings by upregulating host defensive pathways. As a result, seedlings exposed to healthy conspecific litter experienced reduced pathogen damage. Our results link processes that affect the assembly and composition of microbiome communities to their functional consequences for host success, and have broad implications for understanding plant–microbe interactions. Deliberate manipulation of the plant–fungal microbiome also has potentially important applications for cacao production and other agricultural systems in general.&quot;,&quot;container-title&quot;:&quot;Proceedings of the Royal Society B: Biological Sciences&quot;,&quot;DOI&quot;:&quot;10.1098/rspb.2017.0641&quot;,&quot;issue&quot;:&quot;1858&quot;,&quot;journalAbbreviation&quot;:&quot;Proceedings of the Royal Society B: Biological Sciences&quot;,&quot;page&quot;:&quot;20170641&quot;,&quot;source&quot;:&quot;royalsocietypublishing.org (Atypon)&quot;,&quot;title&quot;:&quot;Exposure to the leaf litter microbiome of healthy adults protects seedlings from pathogen damage&quot;,&quot;volume&quot;:&quot;284&quot;,&quot;author&quot;:[{&quot;family&quot;:&quot;Christian&quot;,&quot;given&quot;:&quot;Natalie&quot;},{&quot;family&quot;:&quot;Herre&quot;,&quot;given&quot;:&quot;Edward Allen&quot;},{&quot;family&quot;:&quot;Mejia&quot;,&quot;given&quot;:&quot;Luis C.&quot;},{&quot;family&quot;:&quot;Clay&quot;,&quot;given&quot;:&quot;Keith&quot;}],&quot;issued&quot;:{&quot;date-parts&quot;:[[&quot;2017&quot;,7,12]]}}}],&quot;schema&quot;:&quot;https://github.com/citation-style-language/schema/raw/master/csl-citation.json&quot;} RNDB6FVNJZt4T"/><text:span text:style-name="T11">, causing positive-density-dependent feedbacks in seedling success, and clusters of abundant species may represent larger “target” areas not only for pathogens but for environmental recruitment of beneficial microbial partners. <text:s/>As just one example, <text:s/>Rock-Blake et al. (2017) found hypersensitivity by host plants to availability of symbiotic soil fungal partners on the landscape. <text:s/>This indicates that the availability of mutualistic symbioses may be important to overcoming the inhibitory effects of soil-born enemies and the negative density: both plant and fungal mycorrhizal partners </text:span><text:soft-page-break/><text:span text:style-name="T11">presumably benefit by the presence of the other. This would therefore represent a possible positive-density-dependent feedback that could counter the effects of soil-born fungal pathogens.</text:span></text:p>
      <text:h text:style-name="Heading_20_2" text:outline-level="2">Methods:</text:h>
      <text:p text:style-name="P3">Here w<text:span text:style-name="T9">e propose to undertake sampling for the functional microbiome of a host tree species, </text:span><text:span text:style-name="T2">Eugenia nesiotica</text:span><text:span text:style-name="T1">, across the extent of the BCI ForestGEO plot. Endophytes from both leaf and root tissue of </text:span><text:span text:style-name="T3">Eugenia</text:span><text:span text:style-name="T6"> will be surveyed for the presence of biosynthetic gene clusters, </text:span><text:span text:style-name="T7">using two survey methods:</text:span><text:span text:style-name="T6"> </text:span></text:p>
      <text:p text:style-name="P11"/>
      <text:h text:style-name="Heading_20_3" text:outline-level="3"><text:span text:style-name="T6">L</text:span><text:span text:style-name="T5">aboratory:</text:span></text:h>
      <text:p text:style-name="P3"><text:span text:style-name="T7">1) </text:span><text:span text:style-name="T4">A metabarcode study will broadly target polyketide synthases (PKS) and nonribosomal peptide synthases (NRPS) with degenerate primers. Though plants show much-reduced capacity for these families of biosynthetic gene clusters, primer design will attempt to include plant-blocking nucleotide sequences. These data will using <text:s/>be engaged to to get a general picture of some broad classes of secondary metabolites that tree microbiomes are predicted to be producing differentially in response to environmental challenges. These enzymes encode backbone molecules for two of the broadest families of microbial secondary metabolites (polyketides and non-ribosomal peptides), and exist in diverse homologs that can be used to infer medium-to-fine grain portrait of the secondary metabolome of the plant microbiome. </text:span></text:p>
      <text:p text:style-name="P2"/>
      <text:p text:style-name="P6"><text:span text:style-name="T11">2) </text:span>This metabarcode will be augmented with more targeted PCR surveys for the presence of biosynthetic pathways of select microbial products. For example: t<text:span text:style-name="T10">rees challenged by herbivory </text:span>may<text:span text:style-name="T10"> show upregulation of alkaloids, such as ergotamines, </text:span>and t<text:span text:style-name="T10">rees challenged by drought stress will show increased fungal antioxidants and osmolytes. Trees challenged by pathogen loads, including those that reside close to a conspecific (see below) </text:span>may show upregulation of <text:span text:style-name="T10">fungal antifungals (echinocandins, polyenols) </text:span>and<text:span text:style-name="T10"> fungal chitanases. <text:s/></text:span>Existing literature and public databases will be use to develop pathway-specific primers each of these enzyme synthesis pathways.</text:p>
      <text:p text:style-name="P6"/>
      <text:h text:style-name="Heading_20_3" text:outline-level="3">Sampling scheme:</text:h>
      <text:p text:style-name="P7">In both survey methods, spatial analysis of the presence of “useful” metabolites produced by plant-associated microbes will be coupled with microsite data, estimates of disease and herbivory load, and the proximity of conspecific trees (see below). Leaf and root tissue will be collected <text:span text:style-name="T15">at numerous locations within the plot </text:span>according to a spatial grid with a grain of 10m. <text:span text:style-name="T16"><text:s/></text:span>Additionally, aerial plant tissues will be sampled at inner and outer, upper and lower (2 x 2) <text:span text:style-name="T11">sites, to test microsite variability in microbiome expression. (See figures 1 and 2, which I haven’t made yet…) <text:s/>In all cases, bulk DNA will be purified fron host plant tissue and selectively amplified with above primers. Plant pathogen loads and damage from herbivory will be scored visually at the site of each collection. </text:span></text:p>
      <text:p text:style-name="P3"/>
      <text:h text:style-name="Heading_20_3" text:outline-level="3">Statistical Analyses:</text:h>
      <text:p text:style-name="P8">Metabarcoding results will be subject to standard bioinformatic pipelines to remove sequencing artefacts and to agglomerate reads into enzyme pathways. Resulting matrices of enzyme pathways present in our samples will follow standard numerical ecology-based methods for modeling large matrices as dependent objects of environmental data (“regression” of metabarcoding results against environmental data and physical distances using redundancy analyses, including variation-partitioning methods). Read libraries will also be mined for specific biosynthetic pathways of interest (alkaloids, antibiotics, antioxidents, osmolytes, etc), to the level of specificity allowed by the homology of the <text:soft-page-break/>polyketide and peptide backbones. and these will be treated as point patterns, along with the results of the targeted PCR tests. Point patterns of secondary products of interest will analyzed for cooccurrence with environmental challenges, herbivory, pathogen loads, <text:span text:style-name="T17">and proximity of conspecifics</text:span>. </text:p>
      <text:p text:style-name="P3"/>
      <text:h text:style-name="Heading_20_2" text:outline-level="2">Pertinence to research on-going at Smithsonian Institute (SI) and Smithsonian Tropical Research Institute (STRI):</text:h>
      <text:p text:style-name="P4"/>
      <text:p text:style-name="P5">One of the greatest contributions to tropical <text:span text:style-name="T18">ecology </text:span>in recent memory by SI and STRI is <text:span text:style-name="T18">the</text:span> empirical testing of the Janzen-Connell hypothesis (JCH), and exploration of the mechanisms behind the negative density dependence of seedling success as predicted by the JCH. This work will add to this ongoing effort to exploring this natural pattern in tropical forests. Mangan et al. (2010) found that soil-born enemies may be main culprits in the negative density dependence patterns of rare trees in the tropics, but noted that highly abundant trees do not seem to display the same vulnerabilities to pathogens from congenerics that rare tree do. The mechanisms at work in abundant tree species in overcoming the limiting of the JCH are still <text:span text:style-name="T11">largely </text:span>unexplained, <text:span text:style-name="T11">though one group has found that small population sizes of rare trees may be subject to inadequate R gene diversity and gene flow (Marden 2017) to keep up in the pathogen arms race. Here we suggest another, complementary mechanism - if functional microbiomes are key to pathogen resistence (as suggested here by us and elsewhere by numerous others),</text:span><text:span text:style-name="T12"> then recruitment of </text:span><text:span text:style-name="T13">beneficial</text:span><text:span text:style-name="T12"> microorganisms into the micrbiome may represent a positive-density-dependent feedback.</text:span><text:span text:style-name="T11"> Abundant organisms may be able to transmit their microbiomes to seedlings more successfully (see Christian et al. (2017)) causing positive-density-dependent feedbacks in seedling success, and clusters of abundant species may represent larger “target” areas not only for pathogens but for environmental recruitment of beneficial microbial partners. <text:s/>As just one example, <text:s/>Rock-Blake et al. (2017) found hypersensitivity by host plants to availability of symbiotic soil fungal partners on the landscape. <text:s/>This indicates that the availability of mutualistic symbioses may be important to overcoming the inhibitory effects of soil-born enemies and the negative density: both plant and fungal mycorrhizal partners presumably benefit by the presence of the other. This would therefore represent a possible positive-density-dependent feedback that could counter the effects of soil-born fungal pathoge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0:37:26.509529984</meta:creation-date>
    <dc:date>2020-10-28T14:36:17.406746890</dc:date>
    <meta:editing-duration>PT1H26M39S</meta:editing-duration>
    <meta:editing-cycles>9</meta:editing-cycles>
    <meta:generator>LibreOffice/6.4.6.2$Linux_X86_64 LibreOffice_project/40$Build-2</meta:generator>
    <meta:document-statistic meta:table-count="0" meta:image-count="0" meta:object-count="0" meta:page-count="3" meta:paragraph-count="17" meta:word-count="1422" meta:character-count="9731" meta:non-whitespace-character-count="8307"/>
    <meta:user-defined meta:name="ZOTERO_PREF_1">&lt;data data-version="3" zotero-version="5.0.92"&gt;&lt;session id="ktNX3zv3"/&gt;&lt;style id="http://www.zotero.org/styles/nature" hasBibliography="1" bibliographyStyleHasBeenSet="0"/&gt;&lt;prefs&gt;&lt;pref name="fieldType" value="ReferenceMark"/&gt;&lt;/prefs&gt;&lt;/data&gt;</meta:user-defined>
  </office:meta>
</office:document-meta>
</file>